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4">
      <loext:graphic-properties draw:fill="solid" draw:fill-color="#ffffff"/>
      <style:paragraph-properties fo:margin-top="0.265cm" fo:margin-bottom="0.265cm" loext:contextual-spacing="true" fo:line-height="100%" fo:background-color="#ffffff"/>
    </style:style>
    <style:style style:name="P2" style:family="paragraph" style:parent-style-name="Standard">
      <style:text-properties fo:color="#443a35" style:font-name="Helvetica" fo:language="fi" fo:country="FI" fo:font-weight="bold" style:font-name-asian="Helvetica1" style:language-asian="nb" style:country-asian="NO" style:font-weight-asian="bold" style:font-name-complex="Helvetica1" style:font-weight-complex="bold"/>
    </style:style>
    <style:style style:name="P3" style:family="paragraph" style:parent-style-name="Standard">
      <loext:graphic-properties draw:fill="solid" draw:fill-color="#ffffff"/>
      <style:paragraph-properties fo:background-color="#ffffff"/>
    </style:style>
    <style:style style:name="P4" style:family="paragraph" style:parent-style-name="Standard">
      <loext:graphic-properties draw:fill="solid" draw:fill-color="#ffffff"/>
      <style:paragraph-properties fo:margin-top="0cm" fo:margin-bottom="0.265cm" loext:contextual-spacing="false" fo:line-height="100%" fo:background-color="#ffffff"/>
    </style:style>
    <style:style style:name="P5" style:family="paragraph" style:parent-style-name="Standard">
      <loext:graphic-properties draw:fill="solid" draw:fill-color="#ffffff"/>
      <style:paragraph-properties fo:margin-top="0cm" fo:margin-bottom="0.265cm" loext:contextual-spacing="false" fo:line-height="100%" fo:background-color="#ffffff"/>
    </style:style>
    <style:style style:name="P6" style:family="paragraph" style:parent-style-name="Standard">
      <loext:graphic-properties draw:fill="solid" draw:fill-color="#ffffff"/>
      <style:paragraph-properties fo:margin-top="0cm" fo:margin-bottom="0.265cm" loext:contextual-spacing="false" fo:line-height="100%" fo:background-color="#ffffff"/>
      <style:text-properties fo:color="#443a35" style:font-name="Helvetica" fo:language="fi" fo:country="FI" fo:font-weight="bold" style:font-name-asian="Helvetica1" style:language-asian="nb" style:country-asian="NO" style:font-weight-asian="bold" style:font-name-complex="Helvetica1" style:font-weight-complex="bold"/>
    </style:style>
    <style:style style:name="P7" style:family="paragraph" style:parent-style-name="Standard">
      <loext:graphic-properties draw:fill="solid" draw:fill-color="#ffffff"/>
      <style:paragraph-properties fo:margin-top="0cm" fo:margin-bottom="0.265cm" loext:contextual-spacing="false" fo:line-height="100%" fo:background-color="#ffffff"/>
      <style:text-properties fo:color="#443a35" style:font-name="Helvetica" fo:font-size="10.5pt" fo:font-weight="bold" style:font-name-asian="Times New Roman1" style:font-size-asian="10.5pt" style:language-asian="nb" style:country-asian="NO" style:font-weight-asian="bold" style:font-name-complex="Helvetica1" style:font-size-complex="10.5pt" style:font-weight-complex="bold"/>
    </style:style>
    <style:style style:name="P8" style:family="paragraph" style:parent-style-name="Standard">
      <loext:graphic-properties draw:fill="solid" draw:fill-color="#ffffff"/>
      <style:paragraph-properties fo:margin-top="0cm" fo:margin-bottom="0.265cm" loext:contextual-spacing="false" fo:line-height="100%" fo:background-color="#ffffff"/>
      <style:text-properties fo:color="#443a35" style:font-name="Helvetica" fo:font-size="10.5pt" fo:font-weight="bold" style:font-name-asian="Times New Roman1" style:font-size-asian="10.5pt" style:language-asian="nb" style:country-asian="NO" style:font-weight-asian="bold" style:font-name-complex="Helvetica1" style:font-size-complex="10.5pt" style:font-weight-complex="bold"/>
    </style:style>
    <style:style style:name="P9" style:family="paragraph" style:parent-style-name="Standard">
      <loext:graphic-properties draw:fill="solid" draw:fill-color="#ffffff"/>
      <style:paragraph-properties fo:margin-top="0cm" fo:margin-bottom="0.265cm" loext:contextual-spacing="false" fo:line-height="100%" fo:background-color="#ffffff"/>
      <style:text-properties fo:color="#443a35" style:font-name="Helvetica" fo:font-weight="bold" style:font-name-asian="Helvetica1" style:language-asian="nb" style:country-asian="NO" style:font-weight-asian="bold" style:font-name-complex="Helvetica1" style:font-weight-complex="bold"/>
    </style:style>
    <style:style style:name="P10" style:family="paragraph" style:parent-style-name="Standard" style:master-page-name="Standard">
      <loext:graphic-properties draw:fill="solid" draw:fill-color="#ffffff"/>
      <style:paragraph-properties fo:margin-top="0cm" fo:margin-bottom="0.265cm" loext:contextual-spacing="false" fo:line-height="100%" style:page-number="auto" fo:background-color="#ffffff"/>
    </style:style>
    <style:style style:name="P11" style:family="paragraph" style:parent-style-name="Standard" style:list-style-name="WWNum1">
      <loext:graphic-properties draw:fill="solid" draw:fill-color="#ffffff"/>
      <style:paragraph-properties fo:margin-left="0.873cm" fo:margin-right="0cm" fo:margin-top="0.494cm" fo:margin-bottom="0.494cm" loext:contextual-spacing="false" fo:line-height="100%" fo:text-indent="-0.635cm" style:auto-text-indent="false" fo:background-color="#ffffff"/>
    </style:style>
    <style:style style:name="P12" style:family="paragraph" style:parent-style-name="Standard" style:list-style-name="WWNum1">
      <loext:graphic-properties draw:fill="solid" draw:fill-color="#ffffff"/>
      <style:paragraph-properties fo:margin-left="0.873cm" fo:margin-right="0cm" fo:margin-top="0.494cm" fo:margin-bottom="0.494cm" loext:contextual-spacing="false" fo:line-height="100%" fo:text-indent="-0.635cm" style:auto-text-indent="false" fo:background-color="#ffffff"/>
    </style:style>
    <style:style style:name="P13" style:family="paragraph" style:parent-style-name="Standard" style:list-style-name="WWNum2">
      <loext:graphic-properties draw:fill="solid" draw:fill-color="#ffffff"/>
      <style:paragraph-properties fo:margin-left="0.873cm" fo:margin-right="0cm" fo:margin-top="0.494cm" fo:margin-bottom="0.494cm" loext:contextual-spacing="false" fo:line-height="100%" fo:text-indent="-0.635cm" style:auto-text-indent="false" fo:background-color="#ffffff"/>
    </style:style>
    <style:style style:name="P14" style:family="paragraph" style:parent-style-name="Standard" style:list-style-name="WWNum2">
      <loext:graphic-properties draw:fill="solid" draw:fill-color="#ffffff"/>
      <style:paragraph-properties fo:margin-left="0.873cm" fo:margin-right="0cm" fo:margin-top="0.494cm" fo:margin-bottom="0.494cm" loext:contextual-spacing="false" fo:line-height="100%" fo:text-indent="-0.635cm" style:auto-text-indent="false" fo:background-color="#ffffff"/>
    </style:style>
    <style:style style:name="P15" style:family="paragraph" style:parent-style-name="Standard" style:list-style-name="WWNum3">
      <loext:graphic-properties draw:fill="solid" draw:fill-color="#ffffff"/>
      <style:paragraph-properties fo:margin-left="0.873cm" fo:margin-right="0cm" fo:margin-top="0.494cm" fo:margin-bottom="0cm" loext:contextual-spacing="false" fo:line-height="100%" fo:text-indent="-0.635cm" style:auto-text-indent="false" fo:background-color="#ffffff"/>
    </style:style>
    <style:style style:name="P16" style:family="paragraph" style:parent-style-name="Standard" style:list-style-name="WWNum3">
      <loext:graphic-properties draw:fill="solid" draw:fill-color="#ffffff"/>
      <style:paragraph-properties fo:margin-left="0.873cm" fo:margin-right="0cm" fo:margin-top="0.494cm" fo:margin-bottom="0cm" loext:contextual-spacing="false" fo:line-height="100%" fo:text-indent="-0.635cm" style:auto-text-indent="false" fo:background-color="#ffffff"/>
    </style:style>
    <style:style style:name="P17" style:family="paragraph" style:parent-style-name="Standard" style:list-style-name="WWNum5">
      <loext:graphic-properties draw:fill="solid" draw:fill-color="#ffffff"/>
      <style:paragraph-properties fo:margin-left="0.873cm" fo:margin-right="0cm" fo:margin-top="0.494cm" fo:margin-bottom="0cm" loext:contextual-spacing="false" fo:line-height="100%" fo:text-indent="-0.635cm" style:auto-text-indent="false" fo:background-color="#ffffff"/>
    </style:style>
    <style:style style:name="P18" style:family="paragraph" style:parent-style-name="Standard" style:list-style-name="WWNum5">
      <loext:graphic-properties draw:fill="solid" draw:fill-color="#ffffff"/>
      <style:paragraph-properties fo:margin-left="0.873cm" fo:margin-right="0cm" fo:margin-top="0.494cm" fo:margin-bottom="0cm" loext:contextual-spacing="false" fo:line-height="100%" fo:text-indent="-0.635cm" style:auto-text-indent="false" fo:background-color="#ffffff"/>
    </style:style>
    <style:style style:name="P19" style:family="paragraph" style:parent-style-name="Standard" style:list-style-name="WWNum4">
      <loext:graphic-properties draw:fill="solid" draw:fill-color="#ffffff"/>
      <style:paragraph-properties fo:margin-left="0.873cm" fo:margin-right="0cm" fo:margin-top="0.494cm" fo:margin-bottom="0cm" loext:contextual-spacing="false" fo:line-height="100%" fo:text-indent="-0.635cm" style:auto-text-indent="false" fo:background-color="#ffffff"/>
    </style:style>
    <style:style style:name="P20" style:family="paragraph" style:parent-style-name="Standard" style:list-style-name="WWNum3">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1" style:family="paragraph" style:parent-style-name="Standard" style:list-style-name="WWNum3">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2" style:family="paragraph" style:parent-style-name="Standard" style:list-style-name="WWNum4">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3" style:family="paragraph" style:parent-style-name="Standard" style:list-style-name="WWNum4">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4" style:family="paragraph" style:parent-style-name="Standard" style:list-style-name="WWNum5">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5" style:family="paragraph" style:parent-style-name="Standard" style:list-style-name="WWNum5">
      <loext:graphic-properties draw:fill="solid" draw:fill-color="#ffffff"/>
      <style:paragraph-properties fo:margin-left="0.873cm" fo:margin-right="0cm" fo:margin-top="0cm" fo:margin-bottom="0.494cm" loext:contextual-spacing="false" fo:line-height="100%" fo:text-indent="-0.635cm" style:auto-text-indent="false" fo:background-color="#ffffff"/>
    </style:style>
    <style:style style:name="P26" style:family="paragraph" style:parent-style-name="Standard" style:list-style-name="WWNum3">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27" style:family="paragraph" style:parent-style-name="Standard" style:list-style-name="WWNum3">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28" style:family="paragraph" style:parent-style-name="Standard" style:list-style-name="WWNum4">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29" style:family="paragraph" style:parent-style-name="Standard" style:list-style-name="WWNum4">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30" style:family="paragraph" style:parent-style-name="Standard" style:list-style-name="WWNum5">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31" style:family="paragraph" style:parent-style-name="Standard" style:list-style-name="WWNum5">
      <loext:graphic-properties draw:fill="solid" draw:fill-color="#ffffff"/>
      <style:paragraph-properties fo:margin-left="0.873cm" fo:margin-right="0cm" fo:margin-top="0cm" fo:margin-bottom="0cm" loext:contextual-spacing="false" fo:line-height="100%" fo:text-indent="-0.635cm" style:auto-text-indent="false" fo:background-color="#ffffff"/>
    </style:style>
    <style:style style:name="P32" style:family="paragraph" style:parent-style-name="Standard">
      <style:paragraph-properties fo:margin-top="0.265cm" fo:margin-bottom="0.265cm" loext:contextual-spacing="false" fo:line-height="100%"/>
    </style:style>
    <style:style style:name="P33" style:family="paragraph" style:parent-style-name="Standard" style:list-style-name="">
      <loext:graphic-properties draw:fill="solid" draw:fill-color="#ffffff"/>
      <style:paragraph-properties fo:margin-top="0.265cm" fo:margin-bottom="0.265cm" loext:contextual-spacing="false" fo:line-height="100%" fo:background-color="#ffffff"/>
    </style:style>
    <style:style style:name="P34" style:family="paragraph" style:parent-style-name="Standard" style:list-style-name="">
      <loext:graphic-properties draw:fill="solid" draw:fill-color="#ffffff"/>
      <style:paragraph-properties fo:margin-top="0.265cm" fo:margin-bottom="0.265cm" loext:contextual-spacing="false" fo:line-height="100%" fo:background-color="#ffffff"/>
    </style:style>
    <style:style style:name="P35" style:family="paragraph" style:parent-style-name="Standard">
      <loext:graphic-properties draw:fill="solid" draw:fill-color="#ffffff"/>
      <style:paragraph-properties fo:margin-top="0.494cm" fo:margin-bottom="0.494cm" loext:contextual-spacing="false" fo:line-height="100%" fo:background-color="#ffffff"/>
      <style:text-properties fo:color="#443a35" style:font-name="Helvetica" fo:language="fi" fo:country="FI" style:font-name-asian="Helvetica1" style:language-asian="nb" style:country-asian="NO" style:font-name-complex="Helvetica1"/>
    </style:style>
    <style:style style:name="P36" style:family="paragraph" style:parent-style-name="Standard">
      <loext:graphic-properties draw:fill="solid" draw:fill-color="#ffffff"/>
      <style:paragraph-properties fo:margin-top="0.494cm" fo:margin-bottom="0.494cm" loext:contextual-spacing="false" fo:line-height="100%" fo:background-color="#ffffff"/>
      <style:text-properties fo:color="#443a35" style:font-name="Helvetica" fo:font-size="10.5pt" fo:font-weight="bold" style:font-name-asian="Times New Roman1" style:font-size-asian="10.5pt" style:language-asian="nb" style:country-asian="NO" style:font-weight-asian="bold" style:font-name-complex="Helvetica1" style:font-size-complex="10.5pt" style:font-weight-complex="bold"/>
    </style:style>
    <style:style style:name="P37" style:family="paragraph" style:parent-style-name="Standard">
      <loext:graphic-properties draw:fill="solid" draw:fill-color="#ffffff"/>
      <style:paragraph-properties fo:margin-top="0.494cm" fo:margin-bottom="0.494cm" loext:contextual-spacing="false" fo:line-height="100%" fo:background-color="#ffffff"/>
    </style:style>
    <style:style style:name="P38" style:family="paragraph" style:parent-style-name="Standard">
      <loext:graphic-properties draw:fill="solid" draw:fill-color="#ffffff"/>
      <style:paragraph-properties fo:margin-top="0.494cm" fo:margin-bottom="0.494cm" loext:contextual-spacing="false" fo:line-height="100%" fo:background-color="#ffffff"/>
    </style:style>
    <style:style style:name="P39" style:family="paragraph" style:parent-style-name="Standard">
      <style:paragraph-properties fo:margin-top="0.529cm" fo:margin-bottom="0.529cm" loext:contextual-spacing="false" fo:line-height="100%"/>
    </style:style>
    <style:style style:name="P40" style:family="paragraph" style:parent-style-name="Standard">
      <style:paragraph-properties fo:margin-top="0.529cm" fo:margin-bottom="0.529cm" loext:contextual-spacing="false" fo:line-height="100%"/>
      <style:text-properties fo:color="#443a35" style:font-name="Helvetica" fo:font-size="10.5pt" fo:language="fi" fo:country="FI" fo:font-weight="bold" style:font-name-asian="Times New Roman1" style:font-size-asian="10.5pt" style:language-asian="nb" style:country-asian="NO" style:font-weight-asian="bold" style:font-name-complex="Helvetica1" style:font-size-complex="10.5pt" style:font-weight-complex="bold"/>
    </style:style>
    <style:style style:name="T1" style:family="text">
      <style:text-properties fo:color="#443a35" style:font-name="Helvetica" fo:language="fi" fo:country="FI" fo:font-weight="bold" style:font-name-asian="Helvetica1" style:language-asian="nb" style:country-asian="NO" style:font-weight-asian="bold" style:font-name-complex="Helvetica1" style:font-weight-complex="bold"/>
    </style:style>
    <style:style style:name="T2" style:family="text">
      <style:text-properties fo:color="#443a35" style:font-name="Helvetica" fo:language="fi" fo:country="FI" fo:font-style="italic" style:font-name-asian="Helvetica1" style:language-asian="nb" style:country-asian="NO" style:font-style-asian="italic" style:font-name-complex="Helvetica1" style:font-style-complex="italic"/>
    </style:style>
    <style:style style:name="T3" style:family="text">
      <style:text-properties fo:color="#443a35" style:font-name="Helvetica" fo:language="fi" fo:country="FI" style:font-name-asian="Helvetica1" style:language-asian="nb" style:country-asian="NO" style:font-name-complex="Helvetica1"/>
    </style:style>
    <style:style style:name="T4" style:family="text">
      <style:text-properties fo:color="#443a35" style:font-name="Helvetica" style:font-name-asian="Helvetica1" style:language-asian="nb" style:country-asian="NO" style:font-name-complex="Helvetica1"/>
    </style:style>
    <style:style style:name="T5" style:family="text">
      <style:text-properties fo:color="#443a35" style:font-name="Helvetica" fo:font-size="10.5pt" fo:font-weight="bold" style:font-name-asian="Times New Roman1" style:font-size-asian="10.5pt" style:language-asian="nb" style:country-asian="NO" style:font-weight-asian="bold" style:font-name-complex="Helvetica1" style:font-size-complex="10.5pt" style:font-weight-complex="bold"/>
    </style:style>
    <style:style style:name="T6" style:family="text">
      <style:text-properties fo:color="#443a35" style:font-name="Helvetica" fo:font-size="10.5pt" fo:font-style="italic" style:font-name-asian="Times New Roman1" style:font-size-asian="10.5pt" style:language-asian="nb" style:country-asian="NO" style:font-style-asian="italic" style:font-name-complex="Helvetica1" style:font-size-complex="10.5pt" style:font-style-complex="italic"/>
    </style:style>
    <style:style style:name="T7" style:family="text">
      <style:text-properties fo:color="#443a35" style:font-name="Helvetica" fo:font-size="10.5pt" style:font-name-asian="Times New Roman1" style:font-size-asian="10.5pt" style:language-asian="nb" style:country-asian="NO" style:font-name-complex="Helvetica1" style:font-size-complex="10.5pt"/>
    </style:style>
    <style:style style:name="T8" style:family="text">
      <style:text-properties fo:color="#443a35" fo:language="fi" fo:country="FI" style:language-asian="nb" style:country-asian="NO"/>
    </style:style>
    <style:style style:name="T9" style:family="text">
      <style:text-properties fo:color="#443a35" fo:language="fi" fo:country="FI" style:font-name-asian="F" style:language-asian="nb" style:country-asian="NO"/>
    </style:style>
    <style:style style:name="T10" style:family="text">
      <style:text-properties fo:color="#443a35" style:font-name="inherit" fo:font-size="10.5pt" fo:font-weight="bold" style:font-name-asian="Times New Roman1" style:font-size-asian="10.5pt" style:language-asian="nb" style:country-asian="NO" style:font-weight-asian="bold" style:font-name-complex="Helvetica1" style:font-size-complex="10.5pt" style:font-weight-complex="bold"/>
    </style:style>
    <style:style style:name="T11" style:family="text">
      <style:text-properties fo:color="#213f6d" style:font-name="Helvetica" fo:language="fi" fo:country="FI" fo:font-style="italic" style:font-name-asian="Helvetica1" style:language-asian="nb" style:country-asian="NO" style:font-style-asian="italic" style:font-name-complex="Helvetica1" style:font-style-complex="italic"/>
    </style:style>
    <style:style style:name="T12" style:family="text">
      <style:text-properties fo:color="#213f6d" style:font-name="Helvetica" fo:font-size="10.5pt" fo:font-style="italic" style:font-name-asian="Times New Roman1" style:font-size-asian="10.5pt" style:language-asian="nb" style:country-asian="NO" style:font-style-asian="italic" style:font-name-complex="Helvetica1" style:font-size-complex="10.5pt" style:font-style-complex="italic"/>
    </style:style>
    <style:style style:name="T13" style:family="text">
      <style:text-properties fo:language="fi" fo:country="FI"/>
    </style:style>
    <style:style style:name="T14" style:family="text">
      <style:text-properties style:font-name="Helvetica" fo:language="fi" fo:country="FI" style:font-name-asian="Helvetica1" style:font-name-complex="Helvetica1"/>
    </style:style>
    <style:style style:name="T15" style:family="text">
      <style:text-properties style:font-name="Helvetica" style:font-name-asian="Helvetica1" style:font-name-complex="Helvetic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NRK Kvääni hakkee uutta työntekijää</text:span></text:p>
      <text:p text:style-name="P6"/>
      <text:p text:style-name="P4"><text:span text:style-name="T1">NRK lujittaa tarjousta kvääniile/norjansuomalaisile, ja tarvittee sinua kuka saattaa löytäät ja laittaat net tärkeät histuuriat meän nasjunaalisen minoriteetin ympäri ja eestä. </text:span></text:p>
      <text:p text:style-name="P4"><text:span text:style-name="T1">Met tarjoamma yhen fastan stillingin yhele reportterile kuka tekkee työtä meän nettisivun kans, nrk.no/kvensk. Nettisivula oon sekä artikkelit, äänet ja videot kvääniksi ja norjaksi.</text:span></text:p>
      <text:list xml:id="list3845250499" text:style-name="WWNum1">
        <text:list-item>
          <text:p text:style-name="P11"><text:span text:style-name="T11">Luje tämän annonsin norjaksi </text:span><text:span text:style-name="T2">(lenkit)</text:span></text:p>
        </text:list-item>
      </text:list>
      <text:p text:style-name="P2"/>
      <text:p text:style-name="P32"><text:span text:style-name="T1">Työtehtävät</text:span></text:p>
      <text:list xml:id="list2381472894" text:style-name="WWNum2">
        <text:list-item>
          <text:p text:style-name="P13"><text:span text:style-name="T3">Nostaat esile uutisia ja muita hyviä histuurioita mikkä oon publikumile interessantit ja mikkä laittava agendan.</text:span></text:p>
        </text:list-item>
      </text:list>
      <text:h text:style-name="P33" text:outline-level="5"><text:span text:style-name="T1">Kvalifikasuunit</text:span></text:h>
      <text:list xml:id="list359939402" text:style-name="WWNum3">
        <text:list-item>
          <text:p text:style-name="P15"><text:span text:style-name="T3">Relevantti koulutus eli kokemus oon toivottu, mutta tämä ei ole vaatimus</text:span></text:p>
        </text:list-item>
        <text:list-item>
          <text:p text:style-name="P26"><text:span text:style-name="T3">Pittää saattaat puhuat ja kans mielelä kirjottaat kvääniä. Jos saatat suomen kieltä, saatama kans ottaat sen huomihoon.</text:span></text:p>
        </text:list-item>
        <text:list-item>
          <text:p text:style-name="P26"><text:span text:style-name="T3">Pittää tunteat hyvin kväänin/norjansuomalaisten kulttuuria ja samfynnielämää</text:span></text:p>
        </text:list-item>
        <text:list-item>
          <text:p text:style-name="P26"><text:span text:style-name="T3">Pittää saattaat uutisjournalistikkia, eriliikasesti mobiililla, netissä ja sosiaalisissa meedioissa (annama opetusta jos oon tarvet) </text:span></text:p>
        </text:list-item>
        <text:list-item>
          <text:p text:style-name="P20"><text:span text:style-name="T3">Se oon etu jos sinula oon kokemus video ja -kuvaredigeeringin kans </text:span></text:p>
        </text:list-item>
      </text:list>
      <text:h text:style-name="P33" text:outline-level="5"><text:span text:style-name="T1">Persunalliset ominaisuuet</text:span></text:h>
      <text:list xml:id="list1816665605" text:style-name="WWNum4">
        <text:list-item>
          <text:h text:style-name="P1" text:outline-level="5"><text:span text:style-name="T3">Työtelet ittenäisesti, mutta olet kans hyvä tekemhään yhtheistyötä, ja kehittäät ideoita yhtheistyössä muitten kans</text:span></text:h>
        </text:list-item>
        <text:list-item>
          <text:p text:style-name="P28"><text:span text:style-name="T3">Sinula oon kyky löytäät uutisia ja hyviä histuurioita, ja muistela nämät jännittävälä tavala</text:span></text:p>
        </text:list-item>
        <text:list-item>
          <text:p text:style-name="P22"><text:span text:style-name="T3">Motiveerattu, engasjeerattu ja olet myötä luomassa hyvvää työmiljöötä</text:span></text:p>
        </text:list-item>
      </text:list>
      <text:h text:style-name="P33" text:outline-level="5"><text:span text:style-name="T1">Met tarjoamma</text:span></text:h>
      <text:list xml:id="list3888998219" text:style-name="WWNum5">
        <text:list-item>
          <text:p text:style-name="P17"><text:span text:style-name="T3">Saat työtelä asioitten kans mikkä laittava jäljen ja lujittava kväänitten/norjansuomalaisten kieltä, kulttuuria ja identiteettiä</text:span></text:p>
        </text:list-item>
        <text:list-item>
          <text:p text:style-name="P30"><text:span text:style-name="T3">Journalistikin ja teknikin opetusta jos siihen oon tarvet.</text:span></text:p>
        </text:list-item>
        <text:list-item>
          <text:p text:style-name="P30"><text:span text:style-name="T3">Meän työmiljöössä saatat oppiat paljon, ja sinula oon flinkit ja mukavat kollegat</text:span></text:p>
        </text:list-item>
        <text:list-item>
          <text:p text:style-name="P24"><text:span text:style-name="T3">Työpaikka Tromssassa, Alattiossa eli Vesisaaressa</text:span></text:p>
        </text:list-item>
      </text:list>
      <text:p text:style-name="P35"/>
      <text:p text:style-name="P37"><text:span text:style-name="T1">NRK Kväänin ympäri</text:span><text:span text:style-name="T13"><text:line-break/></text:span><text:span text:style-name="T3">Tämä oon NRKn jokapäivälinen tarjous kvääniile/norjansuomalaisile, mikä oon yksi Norjan minoriteettiroikista. Meän työ oon laittaat sisälystä kvääniväkeä varten, ja jakkaat tietoa ja informasuunia muile norjalaisen samfynnin ihmisille. <text:s/></text:span></text:p>
      <text:p text:style-name="P3"><text:soft-page-break/><text:span text:style-name="T1"><text:s text:c="4"/></text:span></text:p>
      <text:p text:style-name="P4"><text:span text:style-name="T1">NRKn ympäri</text:span><text:span text:style-name="T13"><text:line-break/></text:span><text:span text:style-name="T3">NRK pittää lujittaat demokratiaa, </text:span><text:bookmark-start text:name="_GoBack"/><text:span text:style-name="T3">kovota</text:span><text:bookmark-end text:name="_GoBack"/><text:span text:style-name="T3"> ja engasjeerata kaikkia Norjan asujia. Meän perusarvot oon aukinaisuus, rohkeus ja luotettavuus. Niin ette menestyisimmä laajan lähätysmeediatehtävän kans, tarvittemma työntekijöitä keilä oon erilaisia kokemuksia ja tavuksia.</text:span></text:p>
      <text:p text:style-name="P39"><text:span text:style-name="T14">NRK nouattaa Julkisuuslain määräyksiä oikeuesta kattoat hakemuslistoja. Jos hakijalla ei ole halu tähän, hän häytyy sanoat miksi. Jos tätä toivetta ei hyväksytä, hakijalle tullee tästä tieto, ja hän saapi mahollisuuen vettäät takasin oman hakemuksen.</text:span></text:p>
      <text:p text:style-name="P40"/>
      <text:p text:style-name="P40"/>
      <text:p text:style-name="P39"><text:span text:style-name="T5">NRK Kvääni/Kvensk søker ny medarbeider</text:span></text:p>
      <text:p text:style-name="P7"/>
      <text:p text:style-name="P4"><text:span text:style-name="T5">NRK styrker sitt tilbud til kvener/norskfinner, og trenger deg som kan  ﬁnne  og lage de viktige historiene om og for vår nasjonale minoritet. </text:span></text:p>
      <text:p text:style-name="P4"><text:span text:style-name="T5">Vi skal ansette en reporter i fast stilling for å jobbe med vårt tilbud nrk.no/kvensk. Nettsiden har både artikler, lyd og video på kvensk og norsk. </text:span></text:p>
      <text:list xml:id="list224625516881766" text:continue-list="list3845250499" text:style-name="WWNum1">
        <text:list-item>
          <text:p text:style-name="P11"><text:a xlink:type="simple" xlink:href="https://238765.webcruiter.no/Main/Recruit/Public/4306743885?link_source_id=0&amp;lang=SE" text:style-name="Standard" text:visited-style-name="Standard"><text:span text:style-name="T12">Les denne annonsen på kvensk</text:span></text:a><text:span text:style-name="T6"> (lenke)</text:span></text:p>
        </text:list-item>
      </text:list>
      <text:h text:style-name="P33" text:outline-level="5"><text:span text:style-name="T10">Arbeidsoppgaver</text:span></text:h>
      <text:list xml:id="list224624235181300" text:continue-list="list2381472894" text:style-name="WWNum2">
        <text:list-item>
          <text:p text:style-name="P13"><text:span text:style-name="T7">Jobbe fram nyheter og andre gode historier som treffer publikum og setter dagsorden </text:span></text:p>
        </text:list-item>
      </text:list>
      <text:h text:style-name="P33" text:outline-level="5"><text:span text:style-name="T10">Kvalifikasjoner</text:span></text:h>
      <text:list xml:id="list224625399666791" text:continue-list="list359939402" text:style-name="WWNum3">
        <text:list-item>
          <text:p text:style-name="P15"><text:span text:style-name="T7">Relevant utdanning eller erfaring er ønskelig, men ikke et krav</text:span></text:p>
        </text:list-item>
        <text:list-item>
          <text:p text:style-name="P26"><text:span text:style-name="T7">Kunne snakke og gjerne skrive kvensk. Finsk vil også kunne vurderes. </text:span></text:p>
        </text:list-item>
        <text:list-item>
          <text:p text:style-name="P26"><text:span text:style-name="T7">God kjennskap til kvensk/norskfinsk kultur og samfunnsliv </text:span></text:p>
        </text:list-item>
        <text:list-item>
          <text:p text:style-name="P26"><text:span text:style-name="T7">Beherske nyhetsjournalistikk, spesielt på mobil, nett og sosiale medier (opplæring kan gis) </text:span></text:p>
        </text:list-item>
        <text:list-item>
          <text:p text:style-name="P20"><text:span text:style-name="T7">Det er en fordel om du har erfaring med video- og bilderedigering </text:span></text:p>
        </text:list-item>
      </text:list>
      <text:h text:style-name="P33" text:outline-level="5"><text:span text:style-name="T10">Personlige egenskaper</text:span></text:h>
      <text:list xml:id="list224625301844116" text:continue-list="list1816665605" text:style-name="WWNum4">
        <text:list-item>
          <text:p text:style-name="P19"><text:span text:style-name="T7">Kunne jobbe selvstendig, men også være god til å samarbeide og utvikle ideer i samarbeid med andre </text:span></text:p>
        </text:list-item>
        <text:list-item>
          <text:p text:style-name="P28"><text:span text:style-name="T7">Teft for nyheter og gode historier, og kunne fortelle dem på en spennende måte </text:span></text:p>
        </text:list-item>
        <text:list-item>
          <text:p text:style-name="P22"><text:span text:style-name="T7">Motivert, engasjert og kunne bidra til et godt arbeidsmiljø </text:span></text:p>
        </text:list-item>
      </text:list>
      <text:h text:style-name="P33" text:outline-level="5"><text:span text:style-name="T10">Vi tilbyr</text:span></text:h>
      <text:list xml:id="list224623908135732" text:continue-list="list3888998219" text:style-name="WWNum5">
        <text:list-item>
          <text:p text:style-name="P17"><text:span text:style-name="T7">Å jobbe med saker som setter spor og styrker kvensk/norskfinsk språk, kultur og identitet</text:span></text:p>
        </text:list-item>
        <text:list-item>
          <text:p text:style-name="P30"><text:span text:style-name="T7">Opplæring i journalistikk og teknikk dersom det er behov for dette.</text:span></text:p>
        </text:list-item>
        <text:list-item>
          <text:p text:style-name="P30"><text:span text:style-name="T7">Å jobbe i et lærende arbeidsmiljø med dyktige og hyggelige kolleger </text:span></text:p>
        </text:list-item>
        <text:list-item>
          <text:p text:style-name="P24"><text:soft-page-break/><text:span text:style-name="T7">Arbeidsted <text:s/>i Tromsø, Alta eller Vadsø</text:span></text:p>
        </text:list-item>
      </text:list>
      <text:p text:style-name="P36"/>
      <text:p text:style-name="P37"><text:span text:style-name="T5">Om NRK Kvääni/NRK Kvensk</text:span><text:line-break/><text:span text:style-name="T7">Dette er NRKs daglige tilbud til den norske minoriteten kvener/norskfinner. Oppdraget er å lage innhold til den kvenske befolkningen, og bidra til kunnskap og informasjon til resten av det norske samfunnet. </text:span></text:p>
      <text:p text:style-name="P7"/>
      <text:p text:style-name="P4"><text:span text:style-name="T5">Om NRK:</text:span><text:span text:style-name="T7"><text:line-break/>NRK skal styrke demokratiet, samle og engasjere alle som bor i Norge.  Våre grunnleggende verdier er åpen, modig og troverdig. For å lykkes med det omfattende allmennkringkasteroppdraget vi har fått, trenger vi medarbeidere med forskjellig erfaring og bakgrunn.</text:span></text:p>
      <text:p text:style-name="P4"><text:span text:style-name="T7">NRK er omfattet av Offentlighetslovens bestemmelser om rett til innsyn i søkerlister. Søker må begrunne eventuelt ønske om unntak. Dersom unntak ikke blir akseptert, vil søker varsles og eventuelt ha mulighet til å trekke sin søknad.</text:span></text:p>
      <text:p text:style-name="Standard"/>
      <text:p text:style-name="P9"/>
      <text:p text:style-name="Standard"><text:span text:style-name="T15"><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Standard" style:default-outline-level="5"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nb" style:country-asian="NO" style:font-weight-asian="bold" style:font-name-complex="Times New Roman1" style:font-family-complex="'Times New Roman'"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x_5f_msonormal" style:display-name="x_msonormal"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nb" style:country-asian="NO" style:font-weight-asian="bold" style:font-name-complex="Times New Roman1" style:font-family-complex="'Times New Roman'" style:font-family-generic-complex="system" style:font-pitch-complex="variable" style:font-size-complex="10pt" style:font-weight-complex="bold"/>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e-editable" style:family="text" style:parent-style-name="Default_20_Paragraph_20_Fon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ina Birgitte Einem</meta:initial-creator>
    <dc:creator>Aili E.</dc:creator>
    <meta:editing-cycles>2</meta:editing-cycles>
    <meta:creation-date>2020-11-13T12:23:00</meta:creation-date>
    <dc:date>2020-11-13T12:23:00</dc:date>
    <meta:editing-duration>P0D</meta:editing-duration>
    <meta:generator>LibreOffice/6.4.6.2$Linux_X86_64 LibreOffice_project/40$Build-2</meta:generator>
    <meta:document-statistic meta:table-count="0" meta:image-count="0" meta:object-count="0" meta:page-count="3" meta:paragraph-count="50" meta:word-count="659" meta:character-count="4575" meta:non-whitespace-character-count="3966"/>
    <meta:user-defined meta:name="AppVersion">16.0000</meta:user-defined>
    <meta:user-defined meta:name="ContentTypeId">0x010100EAEB806AD6F7E74C96A24C292DFBD2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